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129f0" officeooo:paragraph-rsid="001129f0" style:font-size-asian="12pt" style:font-size-complex="12pt"/>
    </style:style>
    <style:style style:name="P5" style:family="paragraph" style:parent-style-name="Standard">
      <style:text-properties officeooo:paragraph-rsid="000e3f81"/>
    </style:style>
    <style:style style:name="P6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7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Standard">
      <style:text-properties fo:color="#1f497d" style:font-name="Calibri" fo:font-size="11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1129f0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5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5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20</text:span></text:p>
      <text:p text:style-name="P3"/>
      <text:p text:style-name="P2">Gerealiseerd vorige week:</text:p>
      <text:p text:style-name="P3"/>
      <text:p text:style-name="P3"/>
      <text:p text:style-name="P4">– Afwerken van scriptie + tutorials</text:p>
      <text:p text:style-name="P4">– Vergadering bedrijf promotor + School promotor</text:p>
      <text:p text:style-name="P4">– Maken vergaderverslagen</text:p>
      <text:p text:style-name="P4">– Maken cd’s voor scriptie</text:p>
      <text:p text:style-name="P3"/>
      <text:p text:style-name="P3"/>
      <text:p text:style-name="P3"/>
      <text:p text:style-name="P3"/>
      <text:p text:style-name="P7">Doelstellingen voor de volgende week:</text:p>
      <text:p text:style-name="P3"/>
      <text:p text:style-name="P4">– Afgeven scriptie</text:p>
      <text:p text:style-name="P4">– Zoeken naar UART probleem</text:p>
      <text:p text:style-name="P4">– Schrijven artikel voor KN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>alles OK.</text:p>
      <text:p text:style-name="P3"/>
      <text:p text:style-name="P3"/>
      <text:p text:style-name="P3"/>
      <text:p text:style-name="P3"/>
      <text:p text:style-name="P2">Opmerkingen hogeschoolpromotor:</text:p>
      <text:p text:style-name="P6"/>
      <text:p text:style-name="Standard"/>
      <text:p text:style-name="P8">Ok geen opmerkin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1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1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9</meta:editing-cycles>
    <meta:print-date>2013-04-21T17:44:00</meta:print-date>
    <meta:creation-date>2016-12-21T00:07:00</meta:creation-date>
    <dc:date>2017-05-19T13:05:16.144940632</dc:date>
    <meta:editing-duration>PT21M9S</meta:editing-duration>
    <meta:generator>LibreOffice/5.3.3.2$Linux_X86_64 LibreOffice_project/30m0$Build-2</meta:generator>
    <meta:document-statistic meta:table-count="0" meta:image-count="2" meta:object-count="0" meta:page-count="2" meta:paragraph-count="24" meta:word-count="74" meta:character-count="622" meta:non-whitespace-character-count="555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